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4cm" fo:min-width="0cm"/>
    </style:style>
    <style:style style:name="gr8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9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5cm" fo:min-width="0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1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4cm" svg:x="1.9cm" svg:y="4.91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0.4cm" svg:height="0.4cm" svg:x="2cm" svg:y="5.8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0.4cm" svg:height="0.4cm" svg:x="2.8cm" svg:y="5.8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4cm" svg:height="0.4cm" svg:x="2.4cm" svg:y="5.0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6.5cm" svg:y="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0.4cm" svg:height="0.4cm" svg:x="6.6cm" svg:y="8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0.4cm" svg:height="0.4cm" svg:x="7.4cm" svg:y="8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0.4cm" svg:height="0.4cm" svg:x="7cm" svg:y="8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963cm" svg:height="0.581cm" svg:x="3.508cm" svg:y="8.819cm">
          <draw:text-box>
            <text:p><text:span text:style-name="T1">NC</text:span></text:p>
          </draw:text-box>
        </draw:frame>
        <draw:frame draw:style-name="gr4" draw:text-style-name="P2" draw:layer="layout" svg:width="1cm" svg:height="0.581cm" svg:x="1.1cm" svg:y="5.9cm">
          <draw:text-box>
            <text:p><text:span text:style-name="T1">NC</text:span></text:p>
          </draw:text-box>
        </draw:frame>
        <draw:frame draw:style-name="gr3" draw:text-style-name="P2" draw:layer="layout" svg:width="1cm" svg:height="0.581cm" svg:x="5.6cm" svg:y="8.819cm">
          <draw:text-box>
            <text:p><text:span text:style-name="T1">NC</text:span></text:p>
          </draw:text-box>
        </draw:frame>
        <draw:frame draw:style-name="gr5" draw:layer="layout" svg:width="0.662cm" svg:height="0.759cm" svg:x="3.634cm" svg:y="8.319cm">
          <draw:text-box>
            <text:p><text:span text:style-name="T2">1</text:span></text:p>
          </draw:text-box>
        </draw:frame>
        <draw:frame draw:style-name="gr6" draw:layer="layout" svg:width="0.677cm" svg:height="0.806cm" svg:x="5.7cm" svg:y="8.3cm">
          <draw:text-box>
            <text:p><text:span text:style-name="T3">2</text:span></text:p>
          </draw:text-box>
        </draw:frame>
        <draw:frame draw:style-name="gr7" draw:layer="layout" svg:width="0.8cm" svg:height="0.824cm" svg:x="1.2cm" svg:y="5.4cm">
          <draw:text-box>
            <text:p><text:span text:style-name="T3">3</text:span></text:p>
          </draw:text-box>
        </draw:frame>
        <draw:rect draw:style-name="gr8" draw:text-style-name="P1" draw:layer="layout" svg:width="3.5cm" svg:height="1.9cm" svg:x="3.3cm" svg:y="1.4cm">
          <text:p/>
        </draw:rect>
        <draw:frame draw:style-name="gr6" draw:layer="layout" svg:width="1.3cm" svg:height="0.687cm" svg:x="5.5cm" svg:y="2.6cm">
          <draw:text-box>
            <text:p><text:span text:style-name="T4">2/70</text:span></text:p>
          </draw:text-box>
        </draw:frame>
        <draw:frame draw:style-name="gr6" draw:layer="layout" svg:width="1.721cm" svg:height="0.687cm" svg:x="3.3cm" svg:y="2.613cm">
          <draw:text-box>
            <text:p><text:span text:style-name="T4">HF/6/4</text:span></text:p>
          </draw:text-box>
        </draw:frame>
        <draw:custom-shape draw:style-name="gr9" draw:text-style-name="P1" xml:id="id13" draw:id="id13" draw:layer="layout" svg:width="0.8cm" svg:height="0.624cm" svg:x="5.7cm" svg:y="3.5cm">
          <text:p text:style-name="P1"><text:span text:style-name="T5">R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8" draw:id="id8" draw:layer="layout" svg:width="0.8cm" svg:height="0.612cm" svg:x="3.7cm" svg:y="3.488cm">
          <text:p text:style-name="P1"><text:span text:style-name="T5">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3" draw:id="id3" draw:layer="layout" svg:width="0.8cm" svg:height="0.612cm" svg:x="3.5cm" svg:y="10.188cm">
          <text:p text:style-name="P1"><text:span text:style-name="T5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9" draw:id="id9" draw:layer="layout" svg:width="0.8cm" svg:height="0.612cm" svg:x="5.7cm" svg:y="10.2cm">
          <text:p text:style-name="P1"><text:span text:style-name="T5">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1" draw:id="id11" draw:layer="layout" svg:width="0.8cm" svg:height="0.612cm" svg:x="8cm" svg:y="10.188cm">
          <text:p text:style-name="P1"><text:span text:style-name="T5">A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" draw:id="id1" draw:layer="layout" svg:width="0.8cm" svg:height="0.612cm" svg:x="1.5cm" svg:y="10.2cm">
          <text:p text:style-name="P1"><text:span text:style-name="T5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.3cm" svg:height="3.2cm" svg:x="1.2cm" svg:y="9.3cm">
          <text:p/>
          <draw:enhanced-geometry svg:viewBox="0 0 21600 21600" draw:mirror-vertical="true" draw:mirror-horizontal="false" draw:type="block-arc" draw:modifiers="-178.771384882843 9118.418780212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1" draw:text-style-name="P1" draw:layer="layout" svg:width="1.924cm" svg:height="1.199cm" svg:x="1.076cm" svg:y="12.6cm">
          <draw:text-box>
            <text:p text:style-name="P1"><text:span text:style-name="T5">80/160 </text:span></text:p>
            <text:p text:style-name="P1"><text:span text:style-name="T5">Loops</text:span></text:p>
          </draw:text-box>
        </draw:frame>
        <draw:custom-shape draw:style-name="gr1" draw:text-style-name="P1" draw:layer="layout" svg:width="1.4cm" svg:height="1.4cm" svg:x="2.208cm" svg:y="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0.4cm" svg:height="0.4cm" svg:x="2.308cm" svg:y="8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4cm" svg:height="0.4cm" svg:x="3.108cm" svg:y="8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0.4cm" svg:height="0.4cm" svg:x="2.708cm" svg:y="8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0.68cm" svg:height="0.963cm" svg:x="8.82cm" svg:y="12.8cm">
          <draw:text-box>
            <text:p><text:s/></text:p>
          </draw:text-box>
        </draw:frame>
        <draw:frame draw:style-name="gr4" draw:layer="layout" svg:width="2.542cm" svg:height="0.963cm" svg:x="3.758cm" svg:y="1.3cm">
          <draw:text-box>
            <text:p>IC7100</text:p>
          </draw:text-box>
        </draw:frame>
        <draw:frame draw:style-name="gr13" draw:layer="layout" svg:width="1.497cm" svg:height="0.725cm" svg:x="3.403cm" svg:y="2.1cm">
          <draw:text-box>
            <text:p><text:span text:style-name="T5">Ant 1</text:span></text:p>
          </draw:text-box>
        </draw:frame>
        <draw:frame draw:style-name="gr14" draw:layer="layout" svg:width="1.497cm" svg:height="0.725cm" svg:x="5.403cm" svg:y="2.1cm">
          <draw:text-box>
            <text:p><text:span text:style-name="T5">Ant 2</text:span></text:p>
          </draw:text-box>
        </draw:frame>
        <draw:line draw:style-name="gr15" draw:text-style-name="P1" draw:layer="layout" svg:x1="3.8cm" svg:y1="11.1cm" svg:x2="4cm" svg:y2="12.6cm">
          <text:p/>
        </draw:line>
        <draw:rect draw:style-name="gr16" draw:text-style-name="P1" draw:layer="layout" svg:width="0.5cm" svg:height="0.4cm" svg:x="3.6cm" svg:y="11cm">
          <text:p/>
        </draw:rect>
        <draw:frame draw:style-name="gr17" draw:text-style-name="P1" draw:layer="layout" svg:width="1.497cm" svg:height="1.123cm" svg:x="3.189cm" svg:y="12.643cm">
          <draw:text-box>
            <text:p text:style-name="P1"><text:span text:style-name="T4">80-10</text:span></text:p>
            <text:p text:style-name="P1"><text:span text:style-name="T4">EFD</text:span></text:p>
          </draw:text-box>
        </draw:frame>
        <draw:line draw:style-name="gr18" draw:text-style-name="P1" draw:layer="layout" svg:x1="6.1cm" svg:y1="11cm" svg:x2="6.1cm" svg:y2="12.2cm">
          <text:p/>
        </draw:line>
        <draw:line draw:style-name="gr15" draw:text-style-name="P1" draw:layer="layout" svg:x1="-3.4cm" svg:y1="6.7cm" svg:x2="-3.3cm" svg:y2="6.7cm">
          <text:p/>
        </draw:line>
        <draw:rect draw:style-name="gr16" draw:text-style-name="P1" draw:layer="layout" svg:width="0.4cm" svg:height="0.5cm" svg:x="5.9cm" svg:y="12.2cm">
          <text:p/>
        </draw:rect>
        <draw:frame draw:style-name="gr17" draw:text-style-name="P1" draw:layer="layout" svg:width="2.043cm" svg:height="1.199cm" svg:x="5.057cm" svg:y="12.7cm">
          <draw:text-box>
            <text:p text:style-name="P1"><text:span text:style-name="T5">6/4/2/70</text:span></text:p>
            <text:p text:style-name="P1"><text:span text:style-name="T5">Vert</text:span></text:p>
          </draw:text-box>
        </draw:frame>
        <draw:line draw:style-name="gr15" draw:text-style-name="P1" draw:layer="layout" svg:x1="7.4cm" svg:y1="11.3cm" svg:x2="9.3cm" svg:y2="11.3cm">
          <text:p/>
        </draw:line>
        <draw:line draw:style-name="gr15" draw:text-style-name="P1" draw:layer="layout" svg:x1="7.8cm" svg:y1="11.6cm" svg:x2="8.9cm" svg:y2="11.6cm">
          <text:p/>
        </draw:line>
        <draw:line draw:style-name="gr15" draw:text-style-name="P1" draw:layer="layout" svg:x1="8.1cm" svg:y1="11.9cm" svg:x2="8.7cm" svg:y2="11.9cm">
          <text:p/>
        </draw:line>
        <draw:frame draw:style-name="gr17" draw:text-style-name="P1" draw:layer="layout" svg:width="2.043cm" svg:height="1.199cm" svg:x="7.3cm" svg:y="12.7cm">
          <draw:text-box>
            <text:p text:style-name="P1"><text:span text:style-name="T5">6/4/2/70</text:span></text:p>
            <text:p text:style-name="P1"><text:span text:style-name="T5">Dipole</text:span></text:p>
          </draw:text-box>
        </draw:frame>
        <draw:line draw:style-name="gr15" draw:text-style-name="P1" draw:layer="layout" svg:x1="8.4cm" svg:y1="11cm" svg:x2="8.4cm" svg:y2="12cm">
          <text:p/>
        </draw:line>
        <draw:custom-shape draw:style-name="gr1" draw:text-style-name="P1" draw:layer="layout" svg:width="1.4cm" svg:height="1.4cm" svg:x="6.5cm" svg:y="6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7" draw:id="id17" draw:layer="layout" svg:width="0.4cm" svg:height="0.4cm" svg:x="6.6cm" svg:y="6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0.4cm" svg:height="0.4cm" svg:x="7.4cm" svg:y="6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0.4cm" svg:height="0.4cm" svg:x="7cm" svg:y="6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0.777cm" svg:height="0.806cm" svg:x="7.9cm" svg:y="5.9cm">
          <draw:text-box>
            <text:p><text:span text:style-name="T3">4</text:span></text:p>
          </draw:text-box>
        </draw:frame>
        <draw:frame draw:style-name="gr20" draw:text-style-name="P2" draw:layer="layout" svg:width="1.1cm" svg:height="0.581cm" svg:x="7.8cm" svg:y="6.4cm">
          <draw:text-box>
            <text:p><text:span text:style-name="T1">NC</text:span></text:p>
          </draw:text-box>
        </draw:frame>
        <draw:connector draw:style-name="gr16" draw:text-style-name="P1" draw:layer="layout" svg:x1="1.9cm" svg:y1="10.2cm" svg:x2="2.508cm" svg:y2="9.3cm" draw:start-shape="id1" draw:start-glue-point="0" draw:end-shape="id2" draw:end-glue-point="8" svg:d="M1900 10200v-450h608v-450">
          <text:p/>
        </draw:connector>
        <draw:connector draw:style-name="gr16" draw:text-style-name="P1" draw:layer="layout" svg:x1="3.9cm" svg:y1="10.188cm" svg:x2="3.308cm" svg:y2="9.3cm" draw:start-shape="id3" draw:start-glue-point="0" draw:end-shape="id4" draw:end-glue-point="8" svg:d="M3900 10188v-444h-592v-444">
          <text:p/>
        </draw:connector>
        <draw:connector draw:style-name="gr16" draw:text-style-name="P1" draw:layer="layout" svg:x1="2.908cm" svg:y1="8.1cm" svg:x2="2.2cm" svg:y2="6.219cm" draw:start-shape="id5" draw:start-glue-point="4" draw:end-shape="id6" draw:end-glue-point="8" svg:d="M2908 8100v-940h-708v-941">
          <text:p/>
        </draw:connector>
        <draw:connector draw:style-name="gr16" draw:text-style-name="P1" draw:layer="layout" draw:line-skew="0cm 0.701cm -1.42cm" svg:x1="2.6cm" svg:y1="5.019cm" svg:x2="4.1cm" svg:y2="4.1cm" draw:start-shape="id7" draw:start-glue-point="4" draw:end-shape="id8" draw:end-glue-point="2" svg:d="M2600 5019v-501-18h1500v-400">
          <text:p/>
        </draw:connector>
        <draw:connector draw:style-name="gr16" draw:text-style-name="P1" draw:layer="layout" svg:x1="6.1cm" svg:y1="10.2cm" svg:x2="6.8cm" svg:y2="9.3cm" draw:start-shape="id9" draw:start-glue-point="0" draw:end-shape="id10" draw:end-glue-point="8" svg:d="M6100 10200v-450h700v-450">
          <text:p/>
        </draw:connector>
        <draw:connector draw:style-name="gr16" draw:text-style-name="P1" draw:layer="layout" svg:x1="8.4cm" svg:y1="10.188cm" svg:x2="7.6cm" svg:y2="9.3cm" draw:start-shape="id11" draw:start-glue-point="0" draw:end-shape="id12" draw:end-glue-point="8" svg:d="M8400 10188v-444h-800v-444">
          <text:p/>
        </draw:connector>
        <draw:connector draw:style-name="gr16" draw:text-style-name="P1" draw:layer="layout" svg:x1="6.1cm" svg:y1="4.124cm" svg:x2="7.6cm" svg:y2="6.1cm" draw:start-shape="id13" draw:start-glue-point="2" draw:end-shape="id14" draw:end-glue-point="8" svg:d="M6100 4124v989h1500v987">
          <text:p/>
        </draw:connector>
        <draw:connector draw:style-name="gr16" draw:text-style-name="P1" draw:layer="layout" svg:x1="7.2cm" svg:y1="7.3cm" svg:x2="7.2cm" svg:y2="8.1cm" draw:start-shape="id15" draw:start-glue-point="4" draw:end-shape="id16" draw:end-glue-point="4" svg:d="M7200 7300v800">
          <text:p/>
        </draw:connector>
        <draw:connector draw:style-name="gr16" draw:text-style-name="P1" draw:layer="layout" svg:x1="6.8cm" svg:y1="6.1cm" svg:x2="3cm" svg:y2="6.219cm" draw:start-shape="id17" draw:start-glue-point="8" draw:end-shape="id18" draw:end-glue-point="8" svg:d="M6800 6100v-501h-1900v1121h-1900v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9:23:25.69</meta:creation-date>
    <dc:date>2017-02-20T14:41:11.94</dc:date>
    <dc:creator>Bob Cowdery</dc:creator>
    <meta:editing-duration>PT5H6M52S</meta:editing-duration>
    <meta:editing-cycles>12</meta:editing-cycles>
    <meta:generator>OpenOffice/4.1.2$Win32 OpenOffice.org_project/412m3$Build-9782</meta:generator>
    <meta:document-statistic meta:object-count="60"/>
  </office:meta>
</office:document-meta>
</file>